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49in" svg:x="5.7421in" svg:y="0.1988in">
            <draw:object draw:notify-on-update-of-ranges="Sheet1.A2:Sheet1.A18 Sheet1.B2:Sheet1.B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<text:s/>quality_sco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25684947781" calcext:value-type="float">
            <text:p>0.0005256849</text:p>
          </table:table-cell>
          <table:table-cell table:formula="of:=IF([.B2]&lt;[.B3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725351528699" calcext:value-type="float">
            <text:p>0.0007253515</text:p>
          </table:table-cell>
          <table:table-cell table:formula="of:=IF([.B3]&lt;[.B4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92546349925" calcext:value-type="float">
            <text:p>0.0007925463</text:p>
          </table:table-cell>
          <table:table-cell table:formula="of:=IF([.B4]&lt;[.B5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92549807877" calcext:value-type="float">
            <text:p>0.0007925498</text:p>
          </table:table-cell>
          <table:table-cell table:formula="of:=IF([.B5]&lt;[.B6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12706882511" calcext:value-type="float">
            <text:p>0.0008127069</text:p>
          </table:table-cell>
          <table:table-cell table:style-name="ce2" table:formula="of:=IF([.B6]&lt;[.B7]; &quot;good&quot;; &quot;bad&quot;)" office:value-type="string" office:string-value="bad" calcext:value-type="string">
            <text:p>ba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low impact</text:p>
          </table:table-cell>
          <table:table-cell office:value-type="float" office:value="0.000812706882511" calcext:value-type="float">
            <text:p>0.00081270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12706882511" calcext:value-type="float">
            <text:p>0.0008127069</text:p>
          </table:table-cell>
          <table:table-cell table:formula="of:=IF([.B7]&lt;[.B8]; &quot;good&quot;; &quot;bad&quot;)" office:value-type="string" office:string-value="good" calcext:value-type="string">
            <text:p>good</text:p>
          </table:table-cell>
          <table:table-cell office:value-type="string" calcext:value-type="string">
            <text:p>check</text:p>
          </table:table-cell>
          <table:table-cell/>
          <table:table-cell office:value-type="float" office:value="0.000812706882511" calcext:value-type="float">
            <text:p>0.00081270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997792834302" calcext:value-type="float">
            <text:p>0.0009977928</text:p>
          </table:table-cell>
          <table:table-cell table:formula="of:=IF([.B8]&lt;[.B9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3432208975" calcext:value-type="float">
            <text:p>0.0013343221</text:p>
          </table:table-cell>
          <table:table-cell table:formula="of:=IF([.B9]&lt;[.B10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37844847" calcext:value-type="float">
            <text:p>0.0013784485</text:p>
          </table:table-cell>
          <table:table-cell table:formula="of:=IF([.B10]&lt;[.B11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50743974528" calcext:value-type="float">
            <text:p>0.0025074397</text:p>
          </table:table-cell>
          <table:table-cell table:formula="of:=IF([.B11]&lt;[.B12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58532874001" calcext:value-type="float">
            <text:p>0.0025853287</text:p>
          </table:table-cell>
          <table:table-cell table:formula="of:=IF([.B12]&lt;[.B13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83229162382" calcext:value-type="float">
            <text:p>0.0028322916</text:p>
          </table:table-cell>
          <table:table-cell table:style-name="ce2" table:formula="of:=IF([.B13]&lt;[.B14]; &quot;good&quot;; &quot;bad&quot;)" office:value-type="string" office:string-value="bad" calcext:value-type="string">
            <text:p>ba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low impact</text:p>
          </table:table-cell>
          <table:table-cell office:value-type="float" office:value="0.00283229162382" calcext:value-type="float">
            <text:p>0.00283229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67625050335" calcext:value-type="float">
            <text:p>0.0026762505</text:p>
          </table:table-cell>
          <table:table-cell table:formula="of:=IF([.B14]&lt;[.B15]; &quot;good&quot;; &quot;bad&quot;)" office:value-type="string" office:string-value="good" calcext:value-type="string">
            <text:p>good</text:p>
          </table:table-cell>
          <table:table-cell office:value-type="string" calcext:value-type="string">
            <text:p>check</text:p>
          </table:table-cell>
          <table:table-cell/>
          <table:table-cell office:value-type="float" office:value="0.00267625050335" calcext:value-type="float">
            <text:p>0.00267625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00093788724" calcext:value-type="float">
            <text:p>0.0030009379</text:p>
          </table:table-cell>
          <table:table-cell table:formula="of:=IF([.B15]&lt;[.B16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70020106731" calcext:value-type="float">
            <text:p>0.0067002011</text:p>
          </table:table-cell>
          <table:table-cell table:formula="of:=IF([.B16]&lt;[.B17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97877373294" calcext:value-type="float">
            <text:p>0.0597877373</text:p>
          </table:table-cell>
          <table:table-cell table:style-name="ce2" table:formula="of:=IF([.B17]&lt;[.B18]; &quot;good&quot;; &quot;bad&quot;)" office:value-type="string" office:string-value="bad" calcext:value-type="string">
            <text:p>ba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ig impact</text:p>
          </table:table-cell>
          <table:table-cell office:value-type="float" office:value="0.0597877373294" calcext:value-type="float">
            <text:p>0.059787737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90707999285" calcext:value-type="float">
            <text:p>0.0290707999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float" office:value="0.0290707999285" calcext:value-type="float">
            <text:p>0.0290707999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reference_pointcloud</text:p>
          </table:table-cell>
          <table:table-cell/>
          <table:table-cell office:value-type="string" calcext:value-type="string">
            <text:p>ground_truth_poi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valuation_pointcloud</text:p>
          </table:table-cell>
          <table:table-cell table:style-name="ce1"/>
          <table:table-cell table:style-name="ce1" office:value-type="string" calcext:value-type="string">
            <text:p>occupancy_grid_to_pointcloud_node/map_cloud</text:p>
          </table:table-cell>
          <table:table-cell table:style-name="ce1" table:number-columns-repeated="3"/>
        </table:table-row>
      </table:table>
      <table:table table:name="Sheet2" table:style-name="ta1">
        <table:shapes>
          <draw:frame draw:z-index="0" draw:style-name="gr1" draw:text-style-name="P1" svg:width="6.298in" svg:height="3.5449in" svg:x="3.5882in" svg:y="0.1988in">
            <draw:object draw:notify-on-update-of-ranges="Sheet2.A2:Sheet2.A18 Sheet2.B2:Sheet2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<text:s/>quality_sco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25969333059" calcext:value-type="float">
            <text:p>0.0005259693</text:p>
          </table:table-cell>
          <table:table-cell table:formula="of:=IF([.B2]&lt;[.B3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7593721262" calcext:value-type="float">
            <text:p>0.0217593721</text:p>
          </table:table-cell>
          <table:table-cell table:style-name="ce2" table:formula="of:=IF([.B3]&lt;[.B4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7550714014" calcext:value-type="float">
            <text:p>0.0207550714</text:p>
          </table:table-cell>
          <table:table-cell table:formula="of:=IF([.B4]&lt;[.B5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5284313258" calcext:value-type="float">
            <text:p>0.2652843133</text:p>
          </table:table-cell>
          <table:table-cell table:formula="of:=IF([.B5]&lt;[.B6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2580007791" calcext:value-type="float">
            <text:p>0.3025800078</text:p>
          </table:table-cell>
          <table:table-cell table:style-name="ce2" table:formula="of:=IF([.B6]&lt;[.B7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7862916886" calcext:value-type="float">
            <text:p>0.2878629169</text:p>
          </table:table-cell>
          <table:table-cell table:formula="of:=IF([.B7]&lt;[.B8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8655499224" calcext:value-type="float">
            <text:p>0.3486554992</text:p>
          </table:table-cell>
          <table:table-cell table:style-name="ce2" table:formula="of:=IF([.B8]&lt;[.B9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6837129818" calcext:value-type="float">
            <text:p>0.3268371298</text:p>
          </table:table-cell>
          <table:table-cell table:formula="of:=IF([.B9]&lt;[.B10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2635130937" calcext:value-type="float">
            <text:p>0.3526351309</text:p>
          </table:table-cell>
          <table:table-cell table:formula="of:=IF([.B10]&lt;[.B11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9679350525" calcext:value-type="float">
            <text:p>0.4096793505</text:p>
          </table:table-cell>
          <table:table-cell table:formula="of:=IF([.B11]&lt;[.B12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2332884467" calcext:value-type="float">
            <text:p>0.5723328845</text:p>
          </table:table-cell>
          <table:table-cell table:style-name="ce2" table:formula="of:=IF([.B12]&lt;[.B13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087257209" calcext:value-type="float">
            <text:p>0.5508725721</text:p>
          </table:table-cell>
          <table:table-cell table:formula="of:=IF([.B13]&lt;[.B14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0425779789" calcext:value-type="float">
            <text:p>0.6104257798</text:p>
          </table:table-cell>
          <table:table-cell table:formula="of:=IF([.B14]&lt;[.B15]; &quot;good&quot;; &quot;bad&quot;)" office:value-type="string" office:string-value="good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370444143" calcext:value-type="float">
            <text:p>0.6237044414</text:p>
          </table:table-cell>
          <table:table-cell table:style-name="ce2" table:formula="of:=IF([.B15]&lt;[.B16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1536049184" calcext:value-type="float">
            <text:p>0.5815360492</text:p>
          </table:table-cell>
          <table:table-cell table:style-name="ce2" table:formula="of:=IF([.B16]&lt;[.B17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3900439147" calcext:value-type="float">
            <text:p>0.5739004391</text:p>
          </table:table-cell>
          <table:table-cell table:style-name="ce2" table:formula="of:=IF([.B17]&lt;[.B18]; &quot;good&quot;; &quot;bad&quot;)" office:value-type="string" office:string-value="bad" calcext:value-type="string">
            <text:p>ba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3763275841" calcext:value-type="float">
            <text:p>0.5737632758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reference_pointcloud</text:p>
          </table:table-cell>
          <table:table-cell/>
          <table:table-cell table:style-name="ce3" office:value-type="string" calcext:value-type="string">
            <text:p>occupancy_grid_to_pointcloud_node/map_clou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valuation_pointcloud</text:p>
          </table:table-cell>
          <table:table-cell table:style-name="ce1"/>
          <table:table-cell table:style-name="ce1" office:value-type="string" calcext:value-type="string">
            <text:p>ground_truth_points</text:p>
          </table:table-cell>
          <table:table-cell table:style-name="ce1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fference between sheet 2 and sheet 1 is whether to rotate the gt points or the map clou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e d24 and d25 cells</text:p>
          </table:table-cell>
          <table:table-cell table:number-columns-repeated="5"/>
        </table:table-row>
      </table:table>
      <table:table table:name="Sheet4" table:style-name="ta1">
        <table:shapes>
          <draw:frame draw:z-index="0" draw:style-name="gr1" draw:text-style-name="P1" svg:width="6.298in" svg:height="3.5449in" svg:x="2.7098in" svg:y="0.2406in">
            <draw:object draw:notify-on-update-of-ranges="Sheet4.A3:Sheet4.A17 Sheet4.B3:Sheet4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07656982666" calcext:value-type="float">
            <text:p>0.000607657</text:p>
          </table:table-cell>
          <table:table-cell table:style-name="ce4" table:formula="of:=IF([.B4]&gt;[.B3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07815185248" calcext:value-type="float">
            <text:p>0.0006078152</text:p>
          </table:table-cell>
          <table:table-cell table:style-name="ce4" table:formula="of:=IF([.B5]&gt;[.B4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58752798583" calcext:value-type="float">
            <text:p>0.0007587528</text:p>
          </table:table-cell>
          <table:table-cell table:style-name="ce4" table:formula="of:=IF([.B6]&gt;[.B5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0653147567" calcext:value-type="float">
            <text:p>0.0011065315</text:p>
          </table:table-cell>
          <table:table-cell table:style-name="ce5" table:formula="of:=IF([.B7]&gt;[.B6];&quot;good&quot;; &quot;bad&quot;)" office:value-type="string" office:string-value="bad" calcext:value-type="string">
            <text:p>b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10653147567" calcext:value-type="float">
            <text:p>0.0011065315</text:p>
          </table:table-cell>
          <table:table-cell table:style-name="ce4" table:formula="of:=IF([.B8]&gt;[.B7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30747345514" calcext:value-type="float">
            <text:p>0.0013074735</text:p>
          </table:table-cell>
          <table:table-cell table:style-name="ce4" table:formula="of:=IF([.B9]&gt;[.B8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53492096743" calcext:value-type="float">
            <text:p>0.001534921</text:p>
          </table:table-cell>
          <table:table-cell table:style-name="ce4" table:formula="of:=IF([.B10]&gt;[.B9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6074698361" calcext:value-type="float">
            <text:p>0.002060747</text:p>
          </table:table-cell>
          <table:table-cell table:style-name="ce4" table:formula="of:=IF([.B11]&gt;[.B10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23392092685" calcext:value-type="float">
            <text:p>0.0022339209</text:p>
          </table:table-cell>
          <table:table-cell table:style-name="ce4" table:formula="of:=IF([.B12]&gt;[.B11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26350017523" calcext:value-type="float">
            <text:p>0.0022635002</text:p>
          </table:table-cell>
          <table:table-cell table:style-name="ce4" table:formula="of:=IF([.B13]&gt;[.B12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62053710393" calcext:value-type="float">
            <text:p>0.0036205371</text:p>
          </table:table-cell>
          <table:table-cell table:style-name="ce4" table:formula="of:=IF([.B14]&gt;[.B13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62054068596" calcext:value-type="float">
            <text:p>0.0036205407</text:p>
          </table:table-cell>
          <table:table-cell table:style-name="ce4" table:formula="of:=IF([.B15]&gt;[.B14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73727881755" calcext:value-type="float">
            <text:p>0.0037372788</text:p>
          </table:table-cell>
          <table:table-cell table:style-name="ce4" table:formula="of:=IF([.B16]&gt;[.B15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20355932628" calcext:value-type="float">
            <text:p>0.0042035593</text:p>
          </table:table-cell>
          <table:table-cell table:style-name="ce4" table:formula="of:=IF([.B17]&gt;[.B16];&quot;good&quot;; &quot;bad&quot;)" office:value-type="string" office:string-value="good" calcext:value-type="string">
            <text:p>goo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74122326325" calcext:value-type="float">
            <text:p>0.0047412233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Datase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 pointclouds 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e ground truth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 points are a downsampled cloud of the map cloud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.298in" svg:height="3.5453in" svg:x="3.3929in" svg:y="0.3031in">
            <draw:object draw:notify-on-update-of-ranges="Sheet5.A3:Sheet5.A17 Sheet5.B3:Sheet5.B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8631713554" calcext:value-type="float">
            <text:p>0.0013863171</text:p>
          </table:table-cell>
          <table:table-cell table:style-name="ce4" table:formula="of:=IF([.B4]&gt;[.B3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1523915412" calcext:value-type="float">
            <text:p>0.0014152392</text:p>
          </table:table-cell>
          <table:table-cell table:style-name="ce4" table:formula="of:=IF([.B5]&gt;[.B4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74595703599" calcext:value-type="float">
            <text:p>0.001745957</text:p>
          </table:table-cell>
          <table:table-cell table:style-name="ce4" table:formula="of:=IF([.B6]&gt;[.B5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35999104897" calcext:value-type="float">
            <text:p>0.002359991</text:p>
          </table:table-cell>
          <table:table-cell table:style-name="ce5" table:formula="of:=IF([.B7]&gt;[.B6];&quot;good&quot;; &quot;bad&quot;)" office:value-type="string" office:string-value="bad" calcext:value-type="string">
            <text:p>b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35999104897" calcext:value-type="float">
            <text:p>0.002359991</text:p>
          </table:table-cell>
          <table:table-cell table:style-name="ce4" table:formula="of:=IF([.B8]&gt;[.B7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49157037634" calcext:value-type="float">
            <text:p>0.0024915704</text:p>
          </table:table-cell>
          <table:table-cell table:style-name="ce4" table:formula="of:=IF([.B9]&gt;[.B8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66700883003" calcext:value-type="float">
            <text:p>0.0026670088</text:p>
          </table:table-cell>
          <table:table-cell table:style-name="ce4" table:formula="of:=IF([.B10]&gt;[.B9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19332349873" calcext:value-type="float">
            <text:p>0.0031933235</text:p>
          </table:table-cell>
          <table:table-cell table:style-name="ce4" table:formula="of:=IF([.B11]&gt;[.B10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29983971837" calcext:value-type="float">
            <text:p>0.0032998397</text:p>
          </table:table-cell>
          <table:table-cell table:style-name="ce4" table:formula="of:=IF([.B12]&gt;[.B11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0321396643" calcext:value-type="float">
            <text:p>0.003303214</text:p>
          </table:table-cell>
          <table:table-cell table:style-name="ce4" table:formula="of:=IF([.B13]&gt;[.B12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88216015379" calcext:value-type="float">
            <text:p>0.0048821602</text:p>
          </table:table-cell>
          <table:table-cell table:style-name="ce5" table:formula="of:=IF([.B14]&gt;[.B13];&quot;good&quot;; &quot;bad&quot;)" office:value-type="string" office:string-value="bad" calcext:value-type="string">
            <text:p>b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88216015379" calcext:value-type="float">
            <text:p>0.0048821602</text:p>
          </table:table-cell>
          <table:table-cell table:style-name="ce4" table:formula="of:=IF([.B15]&gt;[.B14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492602051268" calcext:value-type="float">
            <text:p>0.0049260205</text:p>
          </table:table-cell>
          <table:table-cell table:style-name="ce4" table:formula="of:=IF([.B16]&gt;[.B15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18917833413" calcext:value-type="float">
            <text:p>0.0051891783</text:p>
          </table:table-cell>
          <table:table-cell table:style-name="ce4" table:formula="of:=IF([.B17]&gt;[.B16];&quot;good&quot;; &quot;ba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62010490441" calcext:value-type="float">
            <text:p>0.0056201049</text:p>
          </table:table-cell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Dataset 2</text:p>
          </table:table-cell>
          <table:table-cell table:number-columns-repeated="2"/>
          <table:table-cell office:value-type="string" calcext:value-type="string">
            <text:p>difference between 11 and 12 is the appearance of garbage, which is not detected unless matching the clouds</text:p>
          </table:table-cell>
        </table:table-row>
        <table:table-row table:style-name="ro1">
          <table:table-cell office:value-type="string" calcext:value-type="string">
            <text:p>match pointclouds fal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4:46:52.452093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5:14:04.351501563</dc:date>
    <meta:generator>LibreOffice/4.2.8.2$Linux_X86_64 LibreOffice_project/420m0$Build-2</meta:generator>
    <meta:editing-duration>P0D</meta:editing-duration>
    <meta:editing-cycles>2</meta:editing-cycles>
    <meta:document-statistic meta:table-count="4" meta:cell-count="224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2.A2:Sheet2.B18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8" chart:class="chart:scatter">
            <chart:domain table:cell-range-address="Sheet2.A2:Sheet2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8</svg:desc>
                </draw:g>
              </table:table-cell>
              <table:table-cell office:value-type="float" office:value="0.000525969333059">
                <text:p>0.000525969333059</text:p>
                <draw:g>
                  <svg:desc>Sheet2.B2:Sheet2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17593721262">
                <text:p>0.0217593721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07550714014">
                <text:p>0.0207550714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65284313258">
                <text:p>0.265284313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02580007791">
                <text:p>0.302580007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7862916886">
                <text:p>0.287862916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8655499224">
                <text:p>0.34865549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26837129818">
                <text:p>0.326837129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2635130937">
                <text:p>0.352635130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09679350525">
                <text:p>0.409679350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2332884467">
                <text:p>0.572332884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5087257209">
                <text:p>0.55087257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10425779789">
                <text:p>0.610425779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370444143">
                <text:p>0.62370444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1536049184">
                <text:p>0.581536049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3900439147">
                <text:p>0.573900439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3763275841">
                <text:p>0.573763275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138cm" svg:y="4.203cm" style:legend-expansion="high" chart:style-name="ch2"/>
        <chart:plot-area chart:style-name="ch3" table:cell-range-address="Sheet1.A2:Sheet1.B18" svg:x="0.319cm" svg:y="0.18cm" svg:width="12.5cm" svg:height="8.645cm">
          <chartooo:coordinate-region svg:x="1.231cm" svg:y="0.379cm" svg:width="11.4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" chart:class="chart:scatter">
            <chart:domain table:cell-range-address="Sheet1.A2:Sheet1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8</svg:desc>
                </draw:g>
              </table:table-cell>
              <table:table-cell office:value-type="float" office:value="0.000525684947781">
                <text:p>0.000525684947781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725351528699">
                <text:p>0.000725351528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792546349925">
                <text:p>0.000792546349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792549807877">
                <text:p>0.000792549807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812706882511">
                <text:p>0.000812706882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812706882511">
                <text:p>0.000812706882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997792834302">
                <text:p>0.000997792834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33432208975">
                <text:p>0.00133432208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137844847">
                <text:p>0.00137844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50743974528">
                <text:p>0.00250743974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258532874001">
                <text:p>0.00258532874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283229162382">
                <text:p>0.00283229162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67625050335">
                <text:p>0.00267625050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300093788724">
                <text:p>0.00300093788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670020106731">
                <text:p>0.00670020106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597877373294">
                <text:p>0.0597877373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90707999285">
                <text:p>0.0290707999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4.A3:Sheet4.B17" svg:x="0.319cm" svg:y="0.18cm" svg:width="12.508cm" svg:height="8.645cm">
          <chartooo:coordinate-region svg:x="1.602cm" svg:y="0.379cm" svg:width="11.03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17" chart:class="chart:scatter">
            <chart:domain table:cell-range-address="Sheet4.A3:Sheet4.A1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3:Sheet4.A17</svg:desc>
                </draw:g>
              </table:table-cell>
              <table:table-cell office:value-type="float" office:value="0.000607656982666">
                <text:p>0.000607656982666</text:p>
                <draw:g>
                  <svg:desc>Sheet4.B3:Sheet4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607815185248">
                <text:p>0.000607815185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758752798583">
                <text:p>0.000758752798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10653147567">
                <text:p>0.00110653147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10653147567">
                <text:p>0.0011065314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130747345514">
                <text:p>0.00130747345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53492096743">
                <text:p>0.00153492096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06074698361">
                <text:p>0.00206074698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23392092685">
                <text:p>0.00223392092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26350017523">
                <text:p>0.00226350017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62053710393">
                <text:p>0.00362053710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62054068596">
                <text:p>0.00362054068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373727881755">
                <text:p>0.00373727881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20355932628">
                <text:p>0.00420355932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474122326325">
                <text:p>0.004741223263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5.A3:Sheet5.B17" svg:x="0.319cm" svg:y="0.18cm" svg:width="12.508cm" svg:height="8.646cm">
          <chartooo:coordinate-region svg:x="1.417cm" svg:y="0.379cm" svg:width="11.22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3:Sheet5.B17" chart:class="chart:scatter">
            <chart:domain table:cell-range-address="Sheet5.A3:Sheet5.A1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3:Sheet5.A17</svg:desc>
                </draw:g>
              </table:table-cell>
              <table:table-cell office:value-type="float" office:value="0.00138631713554">
                <text:p>0.00138631713554</text:p>
                <draw:g>
                  <svg:desc>Sheet5.B3:Sheet5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41523915412">
                <text:p>0.00141523915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74595703599">
                <text:p>0.00174595703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35999104897">
                <text:p>0.00235999104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35999104897">
                <text:p>0.00235999104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49157037634">
                <text:p>0.0024915703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66700883003">
                <text:p>0.00266700883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19332349873">
                <text:p>0.00319332349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329983971837">
                <text:p>0.00329983971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330321396643">
                <text:p>0.00330321396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88216015379">
                <text:p>0.00488216015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88216015379">
                <text:p>0.00488216015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92602051268">
                <text:p>0.00492602051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518917833413">
                <text:p>0.00518917833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62010490441">
                <text:p>0.005620104904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